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24pt"/>
    </style:style>
    <style:style style:name="co3" style:family="table-column">
      <style:table-column-properties fo:break-before="auto" style:column-width="134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e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0ee9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dd8e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6c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4" table:default-cell-style-name="Default"/>
        <table:table-row table:style-name="ro1" table:number-rows-repeated="2">
          <table:table-cell table:style-name="Default" table:number-columns-repeated="7"/>
          <table:table-cell table:number-columns-repeated="14"/>
        </table:table-row>
        <table:table-row table:style-name="ro2">
          <table:table-cell table:style-name="ce1" office:value-type="string" calcext:value-type="string">
            <text:p>Line</text:p>
          </table:table-cell>
          <table:table-cell table:style-name="ce1" table:number-columns-repeated="2"/>
          <table:table-cell table:style-name="ce1" office:value-type="string" calcext:value-type="string">
            <text:p>Terminuses</text:p>
            <text:p>(District)</text:p>
          </table:table-cell>
          <table:table-cell table:style-name="ce1" office:value-type="string" calcext:value-type="string">
            <text:p>Commencement</text:p>
          </table:table-cell>
          <table:table-cell table:style-name="ce1" office:value-type="string" calcext:value-type="string">
            <text:p>Newest</text:p>
            <text:p>Extension</text:p>
          </table:table-cell>
          <table:table-cell table:style-name="ce1" office:value-type="string" calcext:value-type="string">
            <text:p>Length</text:p>
            <text:p>km</text:p>
          </table:table-cell>
          <table:table-cell table:style-name="ce1" office:value-type="string" calcext:value-type="string">
            <text:p>Station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iki/Line_1_(Wuhan_Metro)" xlink:type="simple">1</text:a> </text:p>
          </table:table-cell>
          <table:table-cell/>
          <table:table-cell office:value-type="string" calcext:value-type="string">
            <text:p>X</text:p>
          </table:table-cell>
          <table:table-cell table:style-name="ce11" office:value-type="string" calcext:value-type="string" table:number-columns-spanned="5" table:number-rows-spanned="1">
            <text:p><text:a xlink:href="https://en.wikipedia.org/wiki/Hankou_North_station" xlink:type="simple">Hankou North</text:a></text:p>
            <text:p>(<text:a xlink:href="https://en.wikipedia.org/wiki/Huangpi_District" xlink:type="simple">Huangpi</text:a>)</text:p>
          </table:table-cell>
          <table:covered-table-cell table:number-columns-repeated="3" table:style-name="Default"/>
          <table:covered-table-cell/>
          <table:table-cell table:style-name="ce11" office:value-type="string" calcext:value-type="string">
            <text:p><text:a xlink:href="https://en.wikipedia.org/w/index.php?title=Jinghe_station&amp;action=edit&amp;redlink=1" xlink:type="simple">Jinghe</text:a></text:p>
            <text:p>(<text:a xlink:href="https://en.wikipedia.org/wiki/Dongxihu_District" xlink:type="simple">Dongxihu</text:a>)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7.936" calcext:value-type="float">
            <text:p>37.93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 <text:a xlink:href="https://en.wikipedia.org/wiki/Line_2_(Wuhan_Metro)" xlink:type="simple">2</text:a> </text:p>
          </table:table-cell>
          <table:table-cell/>
          <table:table-cell office:value-type="string" calcext:value-type="string">
            <text:p>X</text:p>
          </table:table-cell>
          <table:table-cell table:style-name="ce11" office:value-type="string" calcext:value-type="string" table:number-columns-spanned="6" table:number-rows-spanned="1">
            <text:p><text:a xlink:href="https://en.wikipedia.org/w/index.php?title=Tianhe_International_Airport_station&amp;action=edit&amp;redlink=1" xlink:type="simple">Tianhe International Airport</text:a></text:p>
            <text:p>(<text:a xlink:href="https://en.wikipedia.org/wiki/Huangpi_District" xlink:type="simple">Huangpi</text:a>)</text:p>
          </table:table-cell>
          <table:covered-table-cell table:number-columns-repeated="3" table:style-name="Default"/>
          <table:covered-table-cell table:number-columns-repeated="2"/>
          <table:table-cell table:style-name="ce11" office:value-type="string" calcext:value-type="string">
            <text:p><text:a xlink:href="https://en.wikipedia.org/wiki/Optics_Valley_Square_station" xlink:type="simple">Optics Valley Square</text:a></text:p>
            <text:p>(<text:a xlink:href="https://en.wikipedia.org/wiki/Hongshan_District,_Wuhan" xlink:type="simple">Hongshan</text:a>)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47.109" calcext:value-type="float">
            <text:p>47.10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text:a xlink:href="https://en.wikipedia.org/wiki/Line_3_(Wuhan_Metro)" xlink:type="simple">3</text:a> </text:p>
          </table:table-cell>
          <table:table-cell/>
          <table:table-cell office:value-type="string" calcext:value-type="string">
            <text:p>X</text:p>
          </table:table-cell>
          <table:table-cell table:style-name="ce11" office:value-type="string" calcext:value-type="string" table:number-columns-spanned="7" table:number-rows-spanned="1">
            <text:p><text:a xlink:href="https://en.wikipedia.org/wiki/Hongtu_Boulevard_station" xlink:type="simple">Hongtu Boulevard</text:a></text:p>
            <text:p>(<text:a xlink:href="https://en.wikipedia.org/wiki/Jiang%27an_District" xlink:type="simple">Jiang'an</text:a>)</text:p>
          </table:table-cell>
          <table:covered-table-cell table:number-columns-repeated="3" table:style-name="Default"/>
          <table:covered-table-cell table:number-columns-repeated="3"/>
          <table:table-cell table:style-name="ce11" office:value-type="string" calcext:value-type="string">
            <text:p><text:a xlink:href="https://en.wikipedia.org/wiki/Zhuanyang_Boulevard_station" xlink:type="simple">Zhuanyang Boulevard</text:a></text:p>
            <text:p>(<text:a xlink:href="https://en.wikipedia.org/wiki/Hannan_District" xlink:type="simple">Hannan</text:a>)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float" office:value="29.66" calcext:value-type="float">
            <text:p>29.6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text:a xlink:href="https://en.wikipedia.org/wiki/Line_4_(Wuhan_Metro)" xlink:type="simple">4</text:a> </text:p>
          </table:table-cell>
          <table:table-cell/>
          <table:table-cell office:value-type="string" calcext:value-type="string">
            <text:p>X</text:p>
          </table:table-cell>
          <table:table-cell table:style-name="ce11" office:value-type="string" calcext:value-type="string" table:number-columns-spanned="8" table:number-rows-spanned="1">
            <text:p><text:a xlink:href="https://en.wikipedia.org/wiki/Huangjinkou_station" xlink:type="simple">Huangjinkou</text:a></text:p>
            <text:p>(<text:a xlink:href="https://en.wikipedia.org/wiki/Hanyang_District" xlink:type="simple">Hanyang</text:a>)</text:p>
          </table:table-cell>
          <table:covered-table-cell table:number-columns-repeated="3" table:style-name="Default"/>
          <table:covered-table-cell table:number-columns-repeated="4"/>
          <table:table-cell table:style-name="ce11" office:value-type="string" calcext:value-type="string">
            <text:p><text:a xlink:href="https://en.wikipedia.org/wiki/Wuhan_railway_station" xlink:type="simple">Wuhan Railway Station</text:a></text:p>
            <text:p>(<text:a xlink:href="https://en.wikipedia.org/wiki/Hongshan_District,_Wuhan" xlink:type="simple">Hongshan</text:a>)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33.405" calcext:value-type="float">
            <text:p>33.40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 <text:a xlink:href="https://en.wikipedia.org/wiki/Line_6_(Wuhan_Metro)" xlink:type="simple">6</text:a> </text:p>
          </table:table-cell>
          <table:table-cell/>
          <table:table-cell office:value-type="string" calcext:value-type="string">
            <text:p>X</text:p>
          </table:table-cell>
          <table:table-cell table:style-name="ce11" office:value-type="string" calcext:value-type="string" table:number-columns-spanned="9" table:number-rows-spanned="1">
            <text:p><text:a xlink:href="https://en.wikipedia.org/w/index.php?title=Jinyinhu_Park_station&amp;action=edit&amp;redlink=1" xlink:type="simple">Jinyinhu Park</text:a></text:p>
            <text:p>(<text:a xlink:href="https://en.wikipedia.org/wiki/Dongxihu_District" xlink:type="simple">Dongxihu</text:a>)</text:p>
          </table:table-cell>
          <table:covered-table-cell table:number-columns-repeated="3" table:style-name="Default"/>
          <table:covered-table-cell table:number-columns-repeated="5"/>
          <table:table-cell table:style-name="ce11" office:value-type="string" calcext:value-type="string">
            <text:p><text:a xlink:href="https://en.wikipedia.org/w/index.php?title=Dongfeng_Motor_Corporation_station&amp;action=edit&amp;redlink=1" xlink:type="simple">Dongfeng Motor Corporation</text:a></text:p>
            <text:p>(<text:a xlink:href="https://en.wikipedia.org/wiki/Hanyang_District" xlink:type="simple">Hanyang</text:a>)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float" office:value="35.512" calcext:value-type="float">
            <text:p>35.51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text:a xlink:href="https://en.wikipedia.org/wiki/Line_7_(Wuhan_Metro)" xlink:type="simple">7</text:a> </text:p>
          </table:table-cell>
          <table:table-cell/>
          <table:table-cell office:value-type="string" calcext:value-type="string">
            <text:p>X</text:p>
          </table:table-cell>
          <table:table-cell table:style-name="ce11" office:value-type="string" calcext:value-type="string" table:number-columns-spanned="10" table:number-rows-spanned="1">
            <text:p><text:a xlink:href="https://en.wikipedia.org/w/index.php?title=Garden_Expo_North_station&amp;action=edit&amp;redlink=1" xlink:type="simple">Garden Expo North</text:a></text:p>
            <text:p>(<text:a xlink:href="https://en.wikipedia.org/wiki/Dongxihu_District" xlink:type="simple">Dongxihu</text:a>)</text:p>
          </table:table-cell>
          <table:covered-table-cell table:number-columns-repeated="3" table:style-name="Default"/>
          <table:covered-table-cell table:number-columns-repeated="6"/>
          <table:table-cell table:style-name="ce11" office:value-type="string" calcext:value-type="string">
            <text:p><text:a xlink:href="https://en.wikipedia.org/w/index.php?title=Yezhihu_station&amp;action=edit&amp;redlink=1" xlink:type="simple">Yezhihu</text:a></text:p>
            <text:p>(<text:a xlink:href="https://en.wikipedia.org/wiki/Hongshan_District,_Wuhan" xlink:type="simple">Hongshan</text:a>)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float" office:value="30.413" calcext:value-type="float">
            <text:p>30.41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 <text:a xlink:href="https://en.wikipedia.org/wiki/Line_8_(Wuhan_Metro)" xlink:type="simple">8</text:a> </text:p>
          </table:table-cell>
          <table:table-cell/>
          <table:table-cell office:value-type="string" calcext:value-type="string">
            <text:p>X</text:p>
          </table:table-cell>
          <table:table-cell table:style-name="ce11" office:value-type="string" calcext:value-type="string" table:number-columns-spanned="11" table:number-rows-spanned="1">
            <text:p><text:a xlink:href="https://en.wikipedia.org/w/index.php?title=Jintan_Road_station&amp;action=edit&amp;redlink=1" xlink:type="simple">Jintan Road</text:a></text:p>
            <text:p>(<text:a xlink:href="https://en.wikipedia.org/wiki/Dongxihu_District" xlink:type="simple">Dongxihu</text:a>)</text:p>
          </table:table-cell>
          <table:covered-table-cell table:number-columns-repeated="3" table:style-name="Default"/>
          <table:covered-table-cell table:number-columns-repeated="7"/>
          <table:table-cell table:style-name="ce11" office:value-type="string" calcext:value-type="string">
            <text:p><text:a xlink:href="https://en.wikipedia.org/w/index.php?title=Liyuan_station_(Wuhan_Metro)&amp;action=edit&amp;redlink=1" xlink:type="simple">Liyuan</text:a></text:p>
            <text:p>(<text:a xlink:href="https://en.wikipedia.org/wiki/Wuchang_District" xlink:type="simple">Wuchang</text:a>)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float" office:value="16.204" calcext:value-type="float">
            <text:p>16.20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<text:a xlink:href="https://en.wikipedia.org/wiki/Line_11_(Wuhan_Metro)" xlink:type="simple">11</text:a> </text:p>
          </table:table-cell>
          <table:table-cell table:number-columns-repeated="2"/>
          <table:table-cell table:style-name="ce11" office:value-type="string" calcext:value-type="string" table:number-columns-spanned="12" table:number-rows-spanned="1">
            <text:p><text:a xlink:href="https://en.wikipedia.org/w/index.php?title=Guanggu_railway_station&amp;action=edit&amp;redlink=1" xlink:type="simple">Guanggu Railway Station</text:a></text:p>
            <text:p>(<text:a xlink:href="https://en.wikipedia.org/wiki/Jiangxia_District" xlink:type="simple">Jiangxia</text:a>)</text:p>
          </table:table-cell>
          <table:covered-table-cell table:number-columns-repeated="3" table:style-name="Default"/>
          <table:covered-table-cell table:number-columns-repeated="8"/>
          <table:table-cell table:style-name="ce11" office:value-type="string" calcext:value-type="string">
            <text:p><text:a xlink:href="https://en.wikipedia.org/w/index.php?title=Zuoling_station&amp;action=edit&amp;redlink=1" xlink:type="simple">Zuoling</text:a></text:p>
            <text:p>(<text:a xlink:href="https://en.wikipedia.org/wiki/Hongshan_District,_Wuhan" xlink:type="simple">Hongshan</text:a>)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float" office:value="18.744" calcext:value-type="float">
            <text:p>18.744</text:p>
          </table:table-cell>
          <table:table-cell table:style-name="ce2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 <text:a xlink:href="https://en.wikipedia.org/wiki/Yangluo_line" xlink:type="simple">Yangluo</text:a> </text:p>
          </table:table-cell>
          <table:table-cell/>
          <table:table-cell office:value-type="string" calcext:value-type="string">
            <text:p>X</text:p>
          </table:table-cell>
          <table:table-cell table:style-name="ce11" office:value-type="string" calcext:value-type="string" table:number-columns-spanned="13" table:number-rows-spanned="1">
            <text:p><text:a xlink:href="https://en.wikipedia.org/wiki/Houhu_Boulevard_station" xlink:type="simple">Houhu Boulevard</text:a></text:p>
            <text:p>(<text:a xlink:href="https://en.wikipedia.org/wiki/Jiangan_District" xlink:type="simple">Jiangan</text:a>)</text:p>
          </table:table-cell>
          <table:covered-table-cell table:number-columns-repeated="3" table:style-name="Default"/>
          <table:covered-table-cell table:number-columns-repeated="9"/>
          <table:table-cell table:style-name="ce11" office:value-type="string" calcext:value-type="string">
            <text:p><text:a xlink:href="https://en.wikipedia.org/w/index.php?title=Jintai_station&amp;action=edit&amp;redlink=1" xlink:type="simple">Jintai</text:a></text:p>
            <text:p>(<text:a xlink:href="https://en.wikipedia.org/wiki/Xinzhou_District,_Wuhan" xlink:type="simple">Xinzhou</text:a>)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—</text:p>
          </table:table-cell>
          <table:table-cell table:style-name="ce2" office:value-type="float" office:value="34.575" calcext:value-type="float">
            <text:p>34.575</text:p>
          </table:table-cell>
          <table:table-cell table:style-name="ce2" office:value-type="float" office:value="16" calcext:value-type="float">
            <text:p>16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14"/>
        </table:table-row>
        <table:table-row table:style-name="ro2">
          <table:table-cell office:value-type="string" calcext:value-type="string">
            <text:p> <text:a xlink:href="https://en.wikipedia.org/wiki/Line_7_(Wuhan_Metro)" xlink:type="simple">7</text:a>  (  <text:a xlink:href="https://en.wikipedia.org/wiki/Line_7_(Wuhan_Metro)" xlink:type="simple">Zhifang</text:a>  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/index.php?title=Yezhihu_station&amp;action=edit&amp;redlink=1" xlink:type="simple">Yezhihu</text:a></text:p>
          </table:table-cell>
          <table:table-cell office:value-type="string" calcext:value-type="string">
            <text:p><text:a xlink:href="https://en.wikipedia.org/w/index.php?title=Qinglongshan_Ditiexiaozhen_station&amp;action=edit&amp;redlink=1" xlink:type="simple">Qinglongshan Ditiexiaozhen</text:a></text:p>
          </table:table-cell>
          <table:table-cell office:value-type="float" office:value="2018" calcext:value-type="float">
            <text:p>2018</text:p>
          </table:table-cell>
          <table:table-cell office:value-type="float" office:value="16.9" calcext:value-type="float">
            <text:p>16.9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Under trial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iki/Line_2_(Wuhan_Metro)" xlink:type="simple">2</text:a>  Southern exten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Optics_Valley_Square_station" xlink:type="simple">Optics Valley Square</text:a></text:p>
          </table:table-cell>
          <table:table-cell office:value-type="string" calcext:value-type="string">
            <text:p><text:a xlink:href="https://en.wikipedia.org/w/index.php?title=Fozuling_station&amp;action=edit&amp;redlink=1" xlink:type="simple">Fozuling</text:a></text:p>
          </table:table-cell>
          <table:table-cell office:value-type="float" office:value="2018" calcext:value-type="float">
            <text:p>2018</text:p>
          </table:table-cell>
          <table:table-cell office:value-type="float" office:value="13.35" calcext:value-type="float">
            <text:p>13.35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Under trial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iki/Line_4_(Wuhan_Metro)" xlink:type="simple">4</text:a>  (  <text:a xlink:href="https://en.wikipedia.org/wiki/Line_4_(Wuhan_Metro)" xlink:type="simple">Caidian</text:a>  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/index.php?title=Bolin_station&amp;action=edit&amp;redlink=1" xlink:type="simple">Bolin</text:a></text:p>
          </table:table-cell>
          <table:table-cell office:value-type="string" calcext:value-type="string">
            <text:p><text:a xlink:href="https://en.wikipedia.org/wiki/Huangjinkou_station" xlink:type="simple">Huangjinkou</text:a></text:p>
          </table:table-cell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Under trials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iki/Line_7_(Wuhan_Metro)" xlink:type="simple">7</text:a>  (  <text:a xlink:href="https://en.wikipedia.org/wiki/Line_7_(Wuhan_Metro)" xlink:type="simple">Qianchuan</text:a>  )</text:p>
          </table:table-cell>
          <table:table-cell/>
          <table:table-cell office:value-type="string" calcext:value-type="string">
            <text:p><text:a xlink:href="https://en.wikipedia.org/w/index.php?title=Zhifu_Road_station&amp;action=edit&amp;redlink=1" xlink:type="simple">Zhifu Road</text:a></text:p>
          </table:table-cell>
          <table:table-cell office:value-type="string" calcext:value-type="string">
            <text:p><text:a xlink:href="https://en.wikipedia.org/w/index.php?title=Machi_station&amp;action=edit&amp;redlink=1" xlink:type="simple">Machi</text:a></text:p>
          </table:table-cell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iki/Line_8_(Wuhan_Metro)" xlink:type="simple">8</text:a>  Phase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/index.php?title=Liyuan_station_(Wuhan_Metro)&amp;action=edit&amp;redlink=1" xlink:type="simple">Liyuan</text:a></text:p>
          </table:table-cell>
          <table:table-cell office:value-type="string" calcext:value-type="string">
            <text:p><text:a xlink:href="https://en.wikipedia.org/w/index.php?title=Yezhihu_station&amp;action=edit&amp;redlink=1" xlink:type="simple">Yezhihu</text:a></text:p>
          </table:table-cell>
          <table:table-cell office:value-type="float" office:value="2019" calcext:value-type="float">
            <text:p>2019</text:p>
          </table:table-cell>
          <table:table-cell office:value-type="float" office:value="17.4" calcext:value-type="float">
            <text:p>17.4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iki/Line_8_(Wuhan_Metro)" xlink:type="simple">8</text:a>  Phase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/index.php?title=Yezhihu_station&amp;action=edit&amp;redlink=1" xlink:type="simple">Yezhihu</text:a></text:p>
          </table:table-cell>
          <table:table-cell office:value-type="string" calcext:value-type="string">
            <text:p><text:a xlink:href="https://en.wikipedia.org/w/index.php?title=Junyuncun_station&amp;action=edit&amp;redlink=1" xlink:type="simple">Junyuncun</text:a></text:p>
          </table:table-cell>
          <table:table-cell office:value-type="float" office:value="2019" calcext:value-type="float">
            <text:p>2019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iki/Line_11_(Wuhan_Metro)" xlink:type="simple">11</text:a>  Gedian se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/index.php?title=Zuoling_station&amp;action=edit&amp;redlink=1" xlink:type="simple">Zuoling</text:a></text:p>
          </table:table-cell>
          <table:table-cell office:value-type="string" calcext:value-type="string">
            <text:p><text:a xlink:href="https://en.wikipedia.org/w/index.php?title=Gedian_South_station&amp;action=edit&amp;redlink=1" xlink:type="simple">Gedian South</text:a></text:p>
          </table:table-cell>
          <table:table-cell office:value-type="float" office:value="2019" calcext:value-type="float">
            <text:p>2019</text:p>
          </table:table-cell>
          <table:table-cell office:value-type="float" office:value="19.7" calcext:value-type="float">
            <text:p>19.7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/index.php?title=Line_5_(Wuhan_Metro)&amp;action=edit&amp;redlink=1" xlink:type="simple">5</text:a> 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/index.php?title=South_Third_Ring_Road_station&amp;action=edit&amp;redlink=1" xlink:type="simple">South Third Ring Road</text:a></text:p>
          </table:table-cell>
          <table:table-cell office:value-type="string" calcext:value-type="string">
            <text:p><text:a xlink:href="https://en.wikipedia.org/wiki/Wuhan_railway_station" xlink:type="simple">Wuhan Railway Station</text:a></text:p>
          </table:table-cell>
          <table:table-cell office:value-type="float" office:value="2020" calcext:value-type="float">
            <text:p>2020</text:p>
          </table:table-cell>
          <table:table-cell office:value-type="float" office:value="33.57" calcext:value-type="float">
            <text:p>33.57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iki/Line_6_(Wuhan_Metro)" xlink:type="simple">6</text:a>  Phase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/index.php?title=Zoumaling_station&amp;action=edit&amp;redlink=1" xlink:type="simple">Zoumaling</text:a></text:p>
          </table:table-cell>
          <table:table-cell office:value-type="string" calcext:value-type="string">
            <text:p><text:a xlink:href="https://en.wikipedia.org/w/index.php?title=Jinyinhu_Park_station&amp;action=edit&amp;redlink=1" xlink:type="simple">Jinyinhu Park</text:a></text:p>
          </table:table-cell>
          <table:table-cell office:value-type="string" calcext:value-type="string">
            <text:p>2020 → 2022 (no baidu)</text:p>
          </table:table-cell>
          <table:table-cell office:value-type="float" office:value="15.3" calcext:value-type="float">
            <text:p>15.3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iki/Line_11_(Wuhan_Metro)" xlink:type="simple">11</text:a>  Phase 2 East sec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Wuchang_railway_station" xlink:type="simple">Wuchang Railway Station</text:a></text:p>
          </table:table-cell>
          <table:table-cell office:value-type="string" calcext:value-type="string">
            <text:p><text:a xlink:href="https://en.wikipedia.org/w/index.php?title=Guanggu_railway_station&amp;action=edit&amp;redlink=1" xlink:type="simple">Guanggu Railway Station</text:a></text:p>
          </table:table-cell>
          <table:table-cell office:value-type="float" office:value="2020" calcext:value-type="float">
            <text:p>2020</text:p>
          </table:table-cell>
          <table:table-cell office:value-type="float" office:value="12.41" calcext:value-type="float">
            <text:p>12.41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/index.php?title=Line_16_(Wuhan_Metro)&amp;action=edit&amp;redlink=1" xlink:type="simple">16</text:a>  (  <text:a xlink:href="https://en.wikipedia.org/w/index.php?title=Line_16_(Wuhan_Metro)&amp;action=edit&amp;redlink=1" xlink:type="simple">Hannan</text:a>  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/index.php?title=South_International_Expo_Center_station&amp;action=edit&amp;redlink=1" xlink:type="simple">South International Expo Center</text:a></text:p>
          </table:table-cell>
          <table:table-cell office:value-type="string" calcext:value-type="string">
            <text:p><text:a xlink:href="https://en.wikipedia.org/w/index.php?title=Hannan_Boulevard_station&amp;action=edit&amp;redlink=1" xlink:type="simple">Hannan Boulevard</text:a>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float" office:value="32.4" calcext:value-type="float">
            <text:p>32.4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/index.php?title=Line_12_(Wuhan_Metro)&amp;action=edit&amp;redlink=1" xlink:type="simple">12</text:a>  Phase 1 &amp; 2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 table:number-columns-spanned="2" table:number-rows-spanned="1">
            <text:p>loop line initial station <text:a xlink:href="https://en.wikipedia.org/wiki/Wuchang_railway_station" xlink:type="simple">Wuchang Railway Station</text:a></text:p>
          </table:table-cell>
          <table:covered-table-cell table:style-name="Default"/>
          <table:table-cell office:value-type="float" office:value="2023" calcext:value-type="float">
            <text:p>2023</text:p>
          </table:table-cell>
          <table:table-cell office:value-type="float" office:value="60.4" calcext:value-type="float">
            <text:p>60.4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/index.php?title=Line_10_(Wuhan_Metro)&amp;action=edit&amp;redlink=1" xlink:type="simple">10</text:a>  (  <text:a xlink:href="https://en.wikipedia.org/w/index.php?title=Line_10_(Wuhan_Metro)&amp;action=edit&amp;redlink=1" xlink:type="simple">Xingang</text:a>  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iki/Wuhan_railway_station" xlink:type="simple">Wuhan Railway Station</text:a></text:p>
          </table:table-cell>
          <table:table-cell office:value-type="string" calcext:value-type="string">
            <text:p><text:a xlink:href="https://en.wikipedia.org/w/index.php?title=Shigang_station&amp;action=edit&amp;redlink=1" xlink:type="simple">Shigang</text:a></text:p>
          </table:table-cell>
          <table:table-cell office:value-type="string" calcext:value-type="string">
            <text:p>TBD</text:p>
          </table:table-cell>
          <table:table-cell office:value-type="float" office:value="26.2" calcext:value-type="float">
            <text:p>26.2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Approve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iki/Line_11_(Wuhan_Metro)" xlink:type="simple">11</text:a>  Phase 3 west section</text:p>
          </table:table-cell>
          <table:table-cell office:value-type="string" calcext:value-type="string">
            <text:p>? (//4)</text:p>
          </table:table-cell>
          <table:table-cell office:value-type="string" calcext:value-type="string">
            <text:p><text:a xlink:href="https://en.wikipedia.org/w/index.php?title=Sino-French_Eco-city_station&amp;action=edit&amp;redlink=1" xlink:type="simple">Sino-French Eco-city</text:a></text:p>
          </table:table-cell>
          <table:table-cell office:value-type="string" calcext:value-type="string">
            <text:p><text:a xlink:href="https://en.wikipedia.org/wiki/Wuchang_railway_station" xlink:type="simple">Wuchang Railway Station</text:a></text:p>
          </table:table-cell>
          <table:table-cell office:value-type="string" calcext:value-type="string">
            <text:p>TBD</text:p>
          </table:table-cell>
          <table:table-cell office:value-type="float" office:value="27.1" calcext:value-type="float">
            <text:p>27.1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Approv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 <text:a xlink:href="https://en.wikipedia.org/w/index.php?title=Line_19_(Wuhan_Metro)&amp;action=edit&amp;redlink=1" xlink:type="simple">19</text:a> 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en.wikipedia.org/wiki/Wuhan_railway_station" xlink:type="simple">Wuhan Railway Station</text:a></text:p>
          </table:table-cell>
          <table:table-cell office:value-type="string" calcext:value-type="string">
            <text:p><text:a xlink:href="https://en.wikipedia.org/w/index.php?title=Optics_Valley_Free_Trade_Zone_station&amp;action=edit&amp;redlink=1" xlink:type="simple">Optics Valley Free Trade Zone</text:a></text:p>
          </table:table-cell>
          <table:table-cell office:value-type="string" calcext:value-type="string">
            <text:p>TBD</text:p>
          </table:table-cell>
          <table:table-cell office:value-type="float" office:value="24.45" calcext:value-type="float">
            <text:p>24.4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Approve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iki/Yangluo_line" xlink:type="simple">Yangluo</text:a>  Phase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/index.php?title=Zhongyi_Road_station&amp;action=edit&amp;redlink=1" xlink:type="simple">Zhongyi Road</text:a></text:p>
          </table:table-cell>
          <table:table-cell office:value-type="string" calcext:value-type="string">
            <text:p><text:a xlink:href="https://en.wikipedia.org/wiki/Houhu_Boulevard_station" xlink:type="simple">Houhu Boulevard</text:a></text:p>
          </table:table-cell>
          <table:table-cell office:value-type="string" calcext:value-type="string">
            <text:p>TBD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Approve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/index.php?title=Line_10_(Wuhan_Metro)&amp;action=edit&amp;redlink=1" xlink:type="simple">10</text:a>  Phase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en.wikipedia.org/w/index.php?title=Changfu_station&amp;action=edit&amp;redlink=1" xlink:type="simple">Changfu</text:a></text:p>
          </table:table-cell>
          <table:table-cell office:value-type="string" calcext:value-type="string">
            <text:p><text:a xlink:href="https://en.wikipedia.org/wiki/Wuhan_railway_station" xlink:type="simple">Wuhan Railway Station</text:a></text:p>
          </table:table-cell>
          <table:table-cell office:value-type="string" calcext:value-type="string">
            <text:p>TBD</text:p>
          </table:table-cell>
          <table:table-cell office:value-type="float" office:value="61.4" calcext:value-type="float">
            <text:p>61.4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Under Plann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/index.php?title=Line_13_(Wuhan_Metro)&amp;action=edit&amp;redlink=1" xlink:type="simple">13</text:a> 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en.wikipedia.org/w/index.php?title=New_Hanyang_station&amp;action=edit&amp;redlink=1" xlink:type="simple">New Hanyang</text:a></text:p>
          </table:table-cell>
          <table:table-cell office:value-type="string" calcext:value-type="string">
            <text:p><text:a xlink:href="https://en.wikipedia.org/w/index.php?title=Future_Tech-city_station&amp;action=edit&amp;redlink=1" xlink:type="simple">Future Tech-city</text:a></text:p>
          </table:table-cell>
          <table:table-cell office:value-type="string" calcext:value-type="string">
            <text:p>TBD</text:p>
          </table:table-cell>
          <table:table-cell office:value-type="float" office:value="40.4" calcext:value-type="float">
            <text:p>40.4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Under Plann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/index.php?title=Line_14_(Wuhan_Metro)&amp;action=edit&amp;redlink=1" xlink:type="simple">14</text:a> 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en.wikipedia.org/wiki/Zhuyehai_station" xlink:type="simple">Zhuyehai</text:a></text:p>
          </table:table-cell>
          <table:table-cell office:value-type="string" calcext:value-type="string">
            <text:p><text:a xlink:href="https://en.wikipedia.org/wiki/Dijiao_station" xlink:type="simple">Dijiao</text:a></text:p>
          </table:table-cell>
          <table:table-cell office:value-type="string" calcext:value-type="string">
            <text:p>TBD</text:p>
          </table:table-cell>
          <table:table-cell office:value-type="float" office:value="27.2" calcext:value-type="float">
            <text:p>27.2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Under Plann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 <text:a xlink:href="https://en.wikipedia.org/w/index.php?title=Line_20_(Wuhan_Metro)&amp;action=edit&amp;redlink=1" xlink:type="simple">20</text:a> 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s://en.wikipedia.org/w/index.php?title=Tianhe_International_Airport_station&amp;action=edit&amp;redlink=1" xlink:type="simple">Tianhe International Airport</text:a></text:p>
          </table:table-cell>
          <table:table-cell office:value-type="string" calcext:value-type="string">
            <text:p><text:a xlink:href="https://en.wikipedia.org/wiki/Wuhan_railway_station" xlink:type="simple">Wuhan Railway Station</text:a></text:p>
          </table:table-cell>
          <table:table-cell office:value-type="string" calcext:value-type="string">
            <text:p>TBD</text:p>
          </table:table-cell>
          <table:table-cell office:value-type="float" office:value="30.3" calcext:value-type="float">
            <text:p>30.3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Under Planning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 style:data-style-name="N2" text:time-value="18:07:28.56035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20:47.127962000</meta:creation-date>
    <dc:date>2018-11-25T17:18:57.727018000</dc:date>
    <meta:editing-duration>PT12H27M28S</meta:editing-duration>
    <meta:editing-cycles>6</meta:editing-cycles>
    <meta:generator>LibreOffice/5.4.6.2$MacOSX_X86_64 LibreOffice_project/4014ce260a04f1026ba855d3b8d91541c224eab8</meta:generator>
    <meta:document-statistic meta:table-count="1" meta:cell-count="235" meta:object-count="0"/>
    <meta:user-defined meta:name=""/>
  </office:meta>
</office:document-meta>
</file>